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helvetica, sans-serif"/>
    <style:font-face style:name="var monospace" svg:font-family="'var monospace'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0.5pt" fo:letter-spacing="normal" fo:font-style="normal" fo:font-weight="normal"/>
    </style:style>
    <style:style style:name="P2" style:family="paragraph" style:parent-style-name="Heading_20_4">
      <style:paragraph-properties fo:margin-left="0cm" fo:margin-right="0cm" fo:line-height="150%" fo:orphans="2" fo:widows="2" fo:text-indent="0cm" style:auto-text-indent="false"/>
      <style:text-properties fo:font-variant="normal" fo:text-transform="none" style:font-name="S hne" fo:font-size="9pt" fo:letter-spacing="normal" fo:font-style="normal" fo:font-weight="normal"/>
    </style:style>
    <style:style style:name="P3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9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.053cm" fo:margin-right="0.053cm" fo:margin-top="0cm" fo:margin-bottom="0cm" style:contextual-spacing="false" fo:line-height="150%" fo:orphans="2" fo:widows="2" fo:text-indent="0cm" style:auto-text-indent="false" fo:padding="0cm" fo:border="none"/>
    </style:style>
    <style:style style:name="T1" style:family="text">
      <style:text-properties style:font-name="var monospace" fo:font-size="9.75pt" fo:font-weight="bold" loext:padding-left="0.106cm" loext:padding-right="0cm" loext:padding-top="0.053cm" loext:padding-bottom="0.053cm" loext:border-left="0.06pt solid #000000" loext:border-right="none" loext:border-top="0.06pt solid #000000" loext:border-bottom="0.06pt solid #000000"/>
    </style:style>
    <style:style style:name="T2" style:family="text">
      <style:text-properties fo:color="#d9d9e3" loext:opacity="100%"/>
    </style:style>
    <style:style style:name="T3" style:family="text">
      <style:text-properties fo:color="#d9d9e3" loext:opacity="100%" style:font-name="var monospace" fo:font-size="9.75pt" fo:font-weight="bold" loext:padding-left="0.106cm" loext:padding-right="0cm" loext:padding-top="0.053cm" loext:padding-bottom="0.053cm" loext:border-left="0.06pt solid #000000" loext:border-right="none" loext:border-top="0.06pt solid #000000" loext:border-bottom="0.06pt solid #000000"/>
    </style:style>
    <style:style style:name="T4" style:family="text">
      <style:text-properties fo:font-variant="normal" fo:text-transform="none" fo:color="#d9d9e3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d9d9e3" loext:opacity="100%" style:font-name="var monospace" fo:font-size="9.75pt" fo:letter-spacing="normal" fo:font-style="normal" fo:font-weight="bold" loext:padding-left="0.106cm" loext:padding-right="0cm" loext:padding-top="0.053cm" loext:padding-bottom="0.053cm" loext:border-left="0.06pt solid #000000" loext:border-right="none" loext:border-top="0.06pt solid #000000" loext:border-bottom="0.06pt solid #000000"/>
    </style:style>
    <style:style style:name="T6" style:family="text">
      <style:text-properties fo:font-variant="normal" fo:text-transform="none" style:font-name="S hne" fo:font-size="12pt" fo:letter-spacing="normal" fo:font-style="normal" fo:font-weight="normal"/>
    </style:style>
    <style:style style:name="T7" style:family="text">
      <style:text-properties fo:font-variant="normal" fo:text-transform="none" style:font-name="var monospace" fo:font-size="9.75pt" fo:letter-spacing="normal" fo:font-style="normal" fo:font-weight="bold" loext:padding-left="0.106cm" loext:padding-right="0cm" loext:padding-top="0.053cm" loext:padding-bottom="0.053cm" loext:border-left="0.06pt solid #000000" loext:border-right="none" loext:border-top="0.06pt solid #000000" loext:border-bottom="0.06pt solid #000000"/>
    </style:style>
    <style:style style:name="T8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var monospace" fo:font-size="9.75pt" fo:letter-spacing="normal" fo:font-style="normal" fo:font-weight="bold" loext:padding-left="0.106cm" loext:padding-right="0cm" loext:padding-top="0.053cm" loext:padding-bottom="0.053cm" loext:border-left="0.06pt solid #000000" loext:border-right="none" loext:border-top="0.06pt solid #000000" loext:border-bottom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ject/</text:p>
      <text:p text:style-name="Standard">│</text:p>
      <text:p text:style-name="Standard">├── server/</text:p>
      <text:p text:style-name="Standard">│ <text:s text:c="2"/>├── app.js</text:p>
      <text:p text:style-name="Standard">│ <text:s text:c="2"/>├── routes/</text:p>
      <text:p text:style-name="Standard">│ <text:s text:c="2"/>│ <text:s text:c="2"/>├── login.js</text:p>
      <text:p text:style-name="Standard">│ <text:s text:c="2"/>│ <text:s text:c="2"/>├── dashboard.js</text:p>
      <text:p text:style-name="Standard">│ <text:s text:c="2"/>│ <text:s text:c="2"/>├── settings.js</text:p>
      <text:p text:style-name="Standard">│ <text:s text:c="2"/>└── views/</text:p>
      <text:p text:style-name="Standard">│ <text:s text:c="6"/>├── login.ejs</text:p>
      <text:p text:style-name="Standard">│ <text:s text:c="6"/>├── dashboard.ejs</text:p>
      <text:p text:style-name="Standard">│ <text:s text:c="6"/>├── settings.ejs</text:p>
      <text:p text:style-name="Standard">│</text:p>
      <text:p text:style-name="Standard">└── client/</text:p>
      <text:p text:style-name="Standard"><text:s text:c="4"/>├── index.html</text:p>
      <text:p text:style-name="Standard"><text:s text:c="4"/>├── css/</text:p>
      <text:p text:style-name="Standard"><text:s text:c="4"/>│ <text:s text:c="2"/>├── styles.css</text:p>
      <text:p text:style-name="Standard"><text:s text:c="4"/>├── js/</text:p>
      <text:p text:style-name="Standard"><text:s text:c="4"/>│ <text:s text:c="2"/>├── router.js</text:p>
      <text:p text:style-name="Standard"><text:s text:c="4"/>│ <text:s text:c="2"/>├── login.js</text:p>
      <text:p text:style-name="Standard"><text:s text:c="4"/>│ <text:s text:c="2"/>├── dashboard.js</text:p>
      <text:p text:style-name="Standard"><text:s text:c="4"/>│ <text:s text:c="2"/>└── settings.js</text:p>
      <text:p text:style-name="Standard"/>
      <text:p text:style-name="P5">In this folder structure:</text:p>
      <text:list xml:id="list1471060263" text:style-name="L1">
        <text:list-item>
          <text:p text:style-name="P7"><text:span text:style-name="T8">The </text:span><text:span text:style-name="Source_20_Text"><text:span text:style-name="T9">server</text:span></text:span><text:span text:style-name="T8"> folder contains the server-side code, including the </text:span><text:span text:style-name="Source_20_Text"><text:span text:style-name="T9">app.js</text:span></text:span><text:span text:style-name="T8"> file for setting up the Express server, the </text:span><text:span text:style-name="Source_20_Text"><text:span text:style-name="T9">routes</text:span></text:span><text:span text:style-name="T8"> folder for handling different routes, and the </text:span><text:span text:style-name="Source_20_Text"><text:span text:style-name="T9">views</text:span></text:span><text:span text:style-name="T8"> folder for EJS templates.</text:span></text:p>
        </text:list-item>
        <text:list-item>
          <text:p text:style-name="P7"><text:span text:style-name="T8">The </text:span><text:span text:style-name="Source_20_Text"><text:span text:style-name="T9">client</text:span></text:span><text:span text:style-name="T8"> folder contains the client-side code, including the </text:span><text:span text:style-name="Source_20_Text"><text:span text:style-name="T9">index.html</text:span></text:span><text:span text:style-name="T8"> file as the main entry point, the </text:span><text:span text:style-name="Source_20_Text"><text:span text:style-name="T9">css</text:span></text:span><text:span text:style-name="T8"> folder for stylesheets, and the </text:span><text:span text:style-name="Source_20_Text"><text:span text:style-name="T9">js</text:span></text:span><text:span text:style-name="T8"> folder for JavaScript files.</text:span></text:p>
        </text:list-item>
      </text:list>
      <text:p text:style-name="P5">Now, let's write the code for the server-side and client-side components.</text:p>
      <text:p text:style-name="Standard"/>
      <text:p text:style-name="Standard"># Let's write the code for the server-side components using Express.js</text:p>
      <text:p text:style-name="Standard"/>
      <text:p text:style-name="Standard"># Filename: server/app.js</text:p>
      <text:p text:style-name="Standard">server_app_code = """</text:p>
      <text:p text:style-name="Standard">const express = require('express');</text:p>
      <text:p text:style-name="Standard">const app = express();</text:p>
      <text:p text:style-name="Standard">const path = require('path');</text:p>
      <text:p text:style-name="Standard"/>
      <text:p text:style-name="Standard">// Set EJS as the view engine</text:p>
      <text:p text:style-name="Standard">app.set('view engine', 'ejs');</text:p>
      <text:p text:style-name="Standard"/>
      <text:p text:style-name="Standard">// Serve static files from the 'client' folder</text:p>
      <text:p text:style-name="Standard"><text:soft-page-break/>app.use(express.static(path.join(__dirname, '../client')));</text:p>
      <text:p text:style-name="Standard"/>
      <text:p text:style-name="Standard">// Define routes</text:p>
      <text:p text:style-name="Standard">app.use('/login', require('./routes/login'));</text:p>
      <text:p text:style-name="Standard">app.use('/dashboard', require('./routes/dashboard'));</text:p>
      <text:p text:style-name="Standard">app.use('/settings', require('./routes/settings'));</text:p>
      <text:p text:style-name="Standard"/>
      <text:p text:style-name="Standard">// Start the server</text:p>
      <text:p text:style-name="Standard">const PORT = process.env.PORT || 3000;</text:p>
      <text:p text:style-name="Standard">app.listen(PORT, () =&gt; {</text:p>
      <text:p text:style-name="Standard"><text:s text:c="2"/>console.log(`Server running on port ${PORT}`);</text:p>
      <text:p text:style-name="Standard">});</text:p>
      <text:p text:style-name="Standard">"""</text:p>
      <text:p text:style-name="Standard"/>
      <text:p text:style-name="Standard">server_login_route_code = """</text:p>
      <text:p text:style-name="Standard">const express = require('express');</text:p>
      <text:p text:style-name="Standard">const router = express.Router();</text:p>
      <text:p text:style-name="Standard"/>
      <text:p text:style-name="Standard">// GET login page</text:p>
      <text:p text:style-name="Standard">router.get('/', (req, res) =&gt; {</text:p>
      <text:p text:style-name="Standard"><text:s text:c="2"/>res.render('login');</text:p>
      <text:p text:style-name="Standard">});</text:p>
      <text:p text:style-name="Standard"/>
      <text:p text:style-name="Standard">module.exports = router;</text:p>
      <text:p text:style-name="Standard">"""</text:p>
      <text:p text:style-name="Standard"/>
      <text:p text:style-name="Standard">server_dashboard_route_code = """</text:p>
      <text:p text:style-name="Standard">const express = require('express');</text:p>
      <text:p text:style-name="Standard">const router = express.Router();</text:p>
      <text:p text:style-name="Standard"/>
      <text:p text:style-name="Standard">// GET dashboard page</text:p>
      <text:p text:style-name="Standard">router.get('/', (req, res) =&gt; {</text:p>
      <text:p text:style-name="Standard"><text:s text:c="2"/>res.render('dashboard');</text:p>
      <text:p text:style-name="Standard">});</text:p>
      <text:p text:style-name="Standard"/>
      <text:p text:style-name="Standard">module.exports = router;</text:p>
      <text:p text:style-name="Standard">"""</text:p>
      <text:p text:style-name="Standard"/>
      <text:p text:style-name="Standard">server_settings_route_code = """</text:p>
      <text:p text:style-name="Standard">const express = require('express');</text:p>
      <text:p text:style-name="Standard">const router = express.Router();</text:p>
      <text:p text:style-name="Standard"/>
      <text:p text:style-name="Standard">// GET settings page</text:p>
      <text:p text:style-name="Standard">router.get('/', (req, res) =&gt; {</text:p>
      <text:p text:style-name="Standard"><text:s text:c="2"/>res.render('settings');</text:p>
      <text:p text:style-name="Standard">});</text:p>
      <text:p text:style-name="Standard"/>
      <text:p text:style-name="Standard">module.exports = router;</text:p>
      <text:p text:style-name="Standard">"""</text:p>
      <text:p text:style-name="Standard"><text:soft-page-break/># Now, let's write the client-side JavaScript code for the router and the pages</text:p>
      <text:p text:style-name="Standard"/>
      <text:p text:style-name="Standard"># Filename: client/index.html</text:p>
      <text:p text:style-name="Standard">index_html_code = """</text:p>
      <text:p text:style-name="Standard">&lt;!DOCTYPE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MultiModal App&lt;/title&gt;</text:p>
      <text:p text:style-name="Standard"><text:s text:c="2"/>&lt;link rel="stylesheet" href="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nav&gt;</text:p>
      <text:p text:style-name="Standard"><text:s text:c="6"/>&lt;ul&gt;</text:p>
      <text:p text:style-name="Standard"><text:s text:c="8"/>&lt;li&gt;&lt;a href="#/login"&gt;Login&lt;/a&gt;&lt;/li&gt;</text:p>
      <text:p text:style-name="Standard"><text:s text:c="8"/>&lt;li&gt;&lt;a href="#/dashboard"&gt;Dashboard&lt;/a&gt;&lt;/li&gt;</text:p>
      <text:p text:style-name="Standard"><text:s text:c="8"/>&lt;li&gt;&lt;a href="#/settings"&gt;Settings&lt;/a&gt;&lt;/li&gt;</text:p>
      <text:p text:style-name="Standard"><text:s text:c="6"/>&lt;/ul&gt;</text:p>
      <text:p text:style-name="Standard"><text:s text:c="4"/>&lt;/nav&gt;</text:p>
      <text:p text:style-name="Standard"><text:s text:c="2"/>&lt;/header&gt;</text:p>
      <text:p text:style-name="Standard"><text:s text:c="2"/>&lt;main id="app"&gt;&lt;/main&gt;</text:p>
      <text:p text:style-name="Standard"><text:s text:c="2"/>&lt;script src="js/router.js"&gt;&lt;/script&gt;</text:p>
      <text:p text:style-name="Standard">&lt;/body&gt;</text:p>
      <text:p text:style-name="Standard">&lt;/html&gt;</text:p>
      <text:p text:style-name="Standard">"""</text:p>
      <text:p text:style-name="Standard"/>
      <text:p text:style-name="Standard"># Filename: client/js/router.js</text:p>
      <text:p text:style-name="Standard">router_js_code = """</text:p>
      <text:p text:style-name="Standard">function loadPage(pageName) {</text:p>
      <text:p text:style-name="Standard"><text:s text:c="2"/>const app = document.getElementById('app');</text:p>
      <text:p text:style-name="Standard"><text:s text:c="2"/>fetch(`/views/${pageName}.ejs`)</text:p>
      <text:p text:style-name="Standard"><text:s text:c="4"/>.then(response =&gt; response.text())</text:p>
      <text:p text:style-name="Standard"><text:s text:c="4"/>.then(html =&gt; {</text:p>
      <text:p text:style-name="Standard"><text:s text:c="6"/>app.innerHTML = html;</text:p>
      <text:p text:style-name="Standard"><text:s text:c="4"/>});</text:p>
      <text:p text:style-name="Standard">}</text:p>
      <text:p text:style-name="Standard"/>
      <text:p text:style-name="Standard">function navigate() {</text:p>
      <text:p text:style-name="Standard"><text:s text:c="2"/>const hash = window.location.hash.substring(1);</text:p>
      <text:p text:style-name="Standard"><text:s text:c="2"/>if (hash === 'login' || hash === 'dashboard' || hash === 'settings') {</text:p>
      <text:p text:style-name="Standard"><text:s text:c="4"/>loadPage(hash);</text:p>
      <text:p text:style-name="Standard"><text:s text:c="2"/>} else {</text:p>
      <text:p text:style-name="Standard"><text:s text:c="4"/>loadPage('login');</text:p>
      <text:p text:style-name="Standard"><text:s text:c="2"/>}</text:p>
      <text:p text:style-name="Standard">}</text:p>
      <text:p text:style-name="Standard"/>
      <text:p text:style-name="Standard">window.addEventListener('hashchange', navigate);</text:p>
      <text:p text:style-name="Standard"><text:soft-page-break/>window.addEventListener('load', navigate);</text:p>
      <text:p text:style-name="Standard">"""</text:p>
      <text:p text:style-name="Standard"/>
      <text:p text:style-name="Standard"># Filename: client/js/login.js</text:p>
      <text:p text:style-name="Standard">login_js_code = """</text:p>
      <text:p text:style-name="Standard">// Add login page functionality</text:p>
      <text:p text:style-name="Standard">"""</text:p>
      <text:p text:style-name="Standard"/>
      <text:p text:style-name="Standard"># Filename: client/js/dashboard.js</text:p>
      <text:p text:style-name="Standard">dashboard_js_code = """</text:p>
      <text:p text:style-name="Standard">// Add dashboard page functionality</text:p>
      <text:p text:style-name="Standard">"""</text:p>
      <text:p text:style-name="Standard"/>
      <text:p text:style-name="Standard"># Filename: client/js/settings.js</text:p>
      <text:p text:style-name="Standard">settings_js_code = """</text:p>
      <text:p text:style-name="Standard">// Add settings page functionality</text:p>
      <text:p text:style-name="Standard">"""</text:p>
      <text:p text:style-name="Standard"/>
      <text:p text:style-name="P4">I have prepared the code for the server-side components using Express.js as well as the client-side JavaScript code for the router and the pages. Here are the contents of the files:</text:p>
      <text:p text:style-name="P4"/>
      <text:p text:style-name="P4"/>
      <text:h text:style-name="P1" text:outline-level="3">Server-side Code</text:h>
      <text:h text:style-name="P2" text:outline-level="4">Filename: server/app.js</text:h>
      <text:p text:style-name="P4">${server_app_code}</text:p>
      <text:p text:style-name="P4"/>
      <text:h text:style-name="P3" text:outline-level="4">Filename: server/routes/login.js</text:h>
      <text:p text:style-name="P4">${server_login_route_code}</text:p>
      <text:p text:style-name="P4"/>
      <text:h text:style-name="P3" text:outline-level="4">Filename: server/routes/dashboard.js</text:h>
      <text:p text:style-name="P4">${server_dashboard_route_code}</text:p>
      <text:p text:style-name="P4"/>
      <text:h text:style-name="P3" text:outline-level="4">Filename: server/routes/settings.js</text:h>
      <text:p text:style-name="P4">${server_settings_route_code}</text:p>
      <text:p text:style-name="P4"/>
      <text:p text:style-name="P4"/>
      <text:h text:style-name="P1" text:outline-level="3">Client-side Code</text:h>
      <text:h text:style-name="P2" text:outline-level="4">Filename: client/index.html</text:h>
      <text:p text:style-name="P4">${index_html_code}</text:p>
      <text:p text:style-name="P4"/>
      <text:h text:style-name="P3" text:outline-level="4"><text:soft-page-break/>Filename: client/js/router.js</text:h>
      <text:p text:style-name="P4">${router_js_code}</text:p>
      <text:p text:style-name="P4"/>
      <text:h text:style-name="P3" text:outline-level="4">Filename: client/js/login.js</text:h>
      <text:p text:style-name="P4">${login_js_code}</text:p>
      <text:p text:style-name="P4"/>
      <text:h text:style-name="P3" text:outline-level="4">Filename: client/js/dashboard.js</text:h>
      <text:p text:style-name="P4">${dashboard_js_code}</text:p>
      <text:p text:style-name="P4"/>
      <text:h text:style-name="P3" text:outline-level="4">Filename: client/js/settings.js</text:h>
      <text:p text:style-name="P4">${settings_js_code}</text:p>
      <text:p text:style-name="P4"/>
      <text:p text:style-name="P6">You can organize these files into the folder structure mentioned earlier, and ensure that the server-side files are placed in the appropriate <text:span text:style-name="Source_20_Text"><text:span text:style-name="T1">server</text:span></text:span> directory, and client-side files in the <text:span text:style-name="Source_20_Text"><text:span text:style-name="T1">client</text:span></text:span> directory.</text:p>
      <text:p text:style-name="P5">Let me know if you need further assistance or additional code examples!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helvetica, sans-serif"/>
    <style:font-face style:name="var monospace" svg:font-family="'var 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8:37:56.135664814</meta:creation-date>
    <dc:date>2024-06-10T19:28:12.595811454</dc:date>
    <meta:editing-duration>PT40M6S</meta:editing-duration>
    <meta:editing-cycles>1</meta:editing-cycles>
    <meta:document-statistic meta:table-count="0" meta:image-count="0" meta:object-count="0" meta:page-count="5" meta:paragraph-count="155" meta:word-count="546" meta:character-count="4516" meta:non-whitespace-character-count="3943"/>
    <meta:generator>LibreOffice/7.3.7.2$Linux_X86_64 LibreOffice_project/30$Build-2</meta:generator>
  </office:meta>
</office:document-meta>
</file>